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fo:background-color="#ffff00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 premier Projet :</text:p>
      <text:p text:style-name="P1"/>
      <text:p text:style-name="P4"/>
      <text:p text:style-name="P2">1.HTML</text:p>
      <text:p text:style-name="P3"><text:span text:style-name="T1"><text:tab/></text:span>a. Structure de base</text:p>
      <text:p text:style-name="P3"/>
      <text:p text:style-name="P4"><text:tab/><text:tab/>-<text:span text:style-name="T3">4 pages = 1 page d'accueil et 3 pages légendes(identiques)</text:span></text:p>
      <text:p text:style-name="P5"/>
      <text:p text:style-name="P5"><text:tab/><text:tab/>-Page d'accueil = ensemble de JPG liens accompagnés d'une description <text:tab/><text:tab/><text:tab/> <text:s/>rapide.</text:p>
      <text:p text:style-name="P5"/>
      <text:p text:style-name="P5"><text:tab/><text:tab/> -Pages <text:s/>légendes = 3 parties (capacités,choses à savoir, représentants célèbres) <text:tab/><text:tab/> <text:s/>+ sommaire</text:p>
      <text:p text:style-name="P4"><text:tab/><text:tab/>- Créer un FOOTER</text:p>
      <text:p text:style-name="P4"/>
      <text:p text:style-name="P4"><text:tab/><text:span text:style-name="T2">b. Liens et boutons</text:span></text:p>
      <text:p text:style-name="P4"><text:span text:style-name="T2"/></text:p>
      <text:p text:style-name="P4"><text:tab/><text:tab/><text:span text:style-name="T3">-Tous les liens fonctionnent ainsi que les boutons.</text:span></text:p>
      <text:p text:style-name="P4"><text:tab/><text:tab/>-Vérifier les TARGET BLANK</text:p>
      <text:p text:style-name="P4"><text:tab/><text:tab/></text:p>
      <text:p text:style-name="P4"><text:tab/><text:span text:style-name="T2">c. Insertions</text:span></text:p>
      <text:p text:style-name="P4"/>
      <text:p text:style-name="P4"><text:tab/><text:tab/>-Trouver de meilleures images.</text:p>
      <text:p text:style-name="P2"/>
      <text:p text:style-name="P2">2.CSS</text:p>
      <text:p text:style-name="P2"/>
      <text:p text:style-name="P4"><text:tab/><text:span text:style-name="T2">a. Header</text:span></text:p>
      <text:p text:style-name="P4"><text:span text:style-name="T2"/></text:p>
      <text:p text:style-name="P4"><text:s/><text:tab/><text:tab/><text:span text:style-name="T3">-Logo qui sert de lien vers la page d'accueil.</text:span></text:p>
      <text:p text:style-name="P4"><text:tab/><text:tab/>-Voir ce que je veux y mettre.</text:p>
      <text:p text:style-name="P4"><text:span text:style-name="T2"/></text:p>
      <text:p text:style-name="P4"><text:tab/><text:span text:style-name="T2">b. Menu latéral</text:span></text:p>
      <text:p text:style-name="P4"><text:span text:style-name="T2"/></text:p>
      <text:p text:style-name="P4"><text:tab/><text:tab/><text:span text:style-name="T3">-Logo redimensionné et placé<text:tab/></text:span></text:p>
      <text:p text:style-name="P4"><text:tab/><text:tab/><text:span text:style-name="T3">-Boutons créés et placés</text:span></text:p>
      <text:p text:style-name="P4"><text:tab/><text:tab/>-Paramétrer les boutons , couleur, police, hover etc...</text:p>
      <text:p text:style-name="P4"><text:tab/><text:span text:style-name="T2">c. Footer</text:span> <text:s text:c="2"/></text:p>
      <text:p text:style-name="P4"/>
      <text:p text:style-name="P4"><text:tab/><text:tab/>-Créer le footer avant tout.</text:p>
      <text:p text:style-name="P4"/>
      <text:p text:style-name="P4"><text:tab/><text:span text:style-name="T2">d. Article</text:span></text:p>
      <text:p text:style-name="P4"><text:tab/><text:tab/>-choisir l'agencement et les paramètres images</text:p>
      <text:p text:style-name="P4"/>
      <text:p text:style-name="P4"><text:tab/><text:span text:style-name="T2">e. Polices</text:span></text:p>
      <text:p text:style-name="P4"><text:tab/><text:tab/></text:p>
      <text:p text:style-name="P4"><text:tab/><text:tab/>-Menu V</text:p>
      <text:p text:style-name="P4"><text:tab/><text:tab/>-Article</text:p>
      <text:p text:style-name="P4"><text:soft-page-break/><text:tab/><text:tab/>-Footer</text:p>
      <text:p text:style-name="P4"><text:tab/><text:tab/>-Header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DVR</meta:initial-creator>
    <meta:creation-date>2021-10-04T10:05:29.89</meta:creation-date>
    <meta:generator>OpenOffice/4.1.6$Win32 OpenOffice.org_project/416m1$Build-9790</meta:generator>
    <dc:date>2021-10-04T10:45:20.87</dc:date>
    <dc:creator>Yann DVR</dc:creator>
    <meta:editing-duration>PT39M50S</meta:editing-duration>
    <meta:editing-cycles>4</meta:editing-cycles>
    <meta:document-statistic meta:table-count="0" meta:image-count="0" meta:object-count="0" meta:page-count="2" meta:paragraph-count="31" meta:word-count="130" meta:character-count="848"/>
  </office:meta>
</office:document-meta>
</file>